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-22514" calcext:value-type="float">
            <text:p>-22514</text:p>
          </table:table-cell>
          <table:table-cell/>
          <table:table-cell table:formula="of:=[.E102]-[.E101]" office:value-type="float" office:value="-14928" calcext:value-type="float">
            <text:p>-14928</text:p>
          </table:table-cell>
          <table:table-cell/>
          <table:table-cell table:formula="of:=[.H101]+[.G102]" office:value-type="float" office:value="28267" calcext:value-type="float">
            <text:p>28267</text:p>
          </table:table-cell>
          <table:table-cell/>
          <table:table-cell table:formula="of:=[.I102]-[.I101]" office:value-type="float" office:value="-15" calcext:value-type="float">
            <text:p>-1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8267" calcext:value-type="float">
            <text:p>28267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8267" calcext:value-type="float">
            <text:p>28267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8267" calcext:value-type="float">
            <text:p>28267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8267" calcext:value-type="float">
            <text:p>28267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8267" calcext:value-type="float">
            <text:p>28267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8267" calcext:value-type="float">
            <text:p>28267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8267" calcext:value-type="float">
            <text:p>28267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1:21:03.987437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06T00:54:21.784800974</dc:date>
    <meta:editing-cycles>118</meta:editing-cycles>
    <meta:editing-duration>P24DT3H26M13S</meta:editing-duration>
    <meta:generator>LibreOffice/6.0.3.2$Linux_X86_64 LibreOffice_project/00m0$Build-2</meta:generator>
    <meta:document-statistic meta:table-count="1" meta:cell-count="10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